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2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Helvetica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T1" style:family="text">
      <style:text-properties style:font-name="Helvetic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ase Payment Method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William O’Brien</text:p>
            <text:p text:style-name="P2">2024-09-16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ld_20_blå" draw:display-name="Fylld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ld_20_grön" draw:display-name="Fylld grö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ld_20_gul" draw:display-name="Fylld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ld_20_röd" draw:display-name="Fylld rö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6T09:04:12.270000000</meta:creation-date>
    <dc:date>2024-09-16T09:38:07.806000000</dc:date>
    <meta:editing-duration>PT11M28S</meta:editing-duration>
    <meta:editing-cycles>1</meta:editing-cycles>
    <meta:document-statistic meta:object-count="29"/>
    <meta:generator>LibreOffice/24.8.1.2$Windows_X86_64 LibreOffice_project/87fa9aec1a63e70835390b81c40bb8993f1d4ff6</meta:generator>
  </office:meta>
</office:document-meta>
</file>